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9" style:family="paragraph" style:parent-style-name="Text_20_body">
      <style:paragraph-properties fo:line-height="150%" fo:text-align="center" style:justify-single-word="false" fo:break-before="page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Heading_20_3" style:list-style-name=""/>
    <style:style style:name="P18" style:family="paragraph" style:parent-style-name="Heading_20_3">
      <style:paragraph-properties fo:break-before="page"/>
    </style:style>
    <style:style style:name="P19" style:family="paragraph" style:parent-style-name="Heading_20_4">
      <style:paragraph-properties fo:margin-left="0cm" fo:margin-right="0cm" fo:text-indent="0cm" style:auto-text-indent="false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4pt" style:font-size-asian="14pt" style:font-size-complex="26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2"/>
      <text:p text:style-name="P7">INGENIERÍA DEL SOFTWARE III</text:p>
      <text:p text:style-name="P5"/>
      <text:p text:style-name="P8">Iteración 2: <text:s/>Análisis y Diseño</text:p>
      <text:p text:style-name="P11">Documento de Diseño (DD)</text:p>
      <text:p text:style-name="P6"><text:span text:style-name="T12"><text:tab/><text:tab/><text:tab/><text:tab/></text:span><text:span text:style-name="T9"><text:tab/></text:span></text:p>
      <text:p text:style-name="P3"/>
      <text:p text:style-name="Text_20_body"><text:span text:style-name="T9"><text:tab/><text:tab/><text:tab/><text:tab/><text:tab/></text:span><text:span text:style-name="T10">Profesor de prácticas asignado: </text:span><text:span text:style-name="T11">Miguel Lastra Leidinger</text:span></text:p>
      <text:p text:style-name="P3"><text:tab/><text:tab/><text:tab/><text:tab/><text:tab/><text:span text:style-name="T14">Grupo de prácticas:</text:span> Grupo M 1.2, Miércoles 12-14h</text:p>
      <text:p text:style-name="P3"><text:tab/><text:tab/><text:tab/><text:tab/><text:tab/><text:span text:style-name="T14">Firman este documento: </text:span></text:p>
      <text:p text:style-name="P4"><text:tab/><text:tab/><text:tab/><text:tab/><text:tab/> <text:s/>Fco. Javier Briones Rodriguez (Encargado) - 74728484N</text:p>
      <text:p text:style-name="P4"><text:tab/><text:tab/><text:tab/><text:tab/><text:tab/> <text:s/>Alejandro Mesa Rodriguez – 75908151D</text:p>
      <text:p text:style-name="P4"><text:tab/><text:tab/><text:tab/><text:tab/><text:tab/> <text:s/>José Peso Buendia – 75158910Q</text:p>
      <text:p text:style-name="P4"><text:tab/><text:tab/><text:tab/><text:tab/><text:tab/> <text:s/>Fco. Manuel Abril Barrilado – 75562375S</text:p>
      <text:p text:style-name="P10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20">1. Determinación de Recursos<text:tab/>3</text:p>
          <text:p text:style-name="P20">2. Tareas desarrolladas<text:tab/>4</text:p>
          <text:p text:style-name="P21">Arquitectura del sistema y descomposición en subsistemas<text:tab/>4</text:p>
          <text:p text:style-name="P21">Diagrama de componentes<text:tab/>4</text:p>
          <text:p text:style-name="P21">Diagrama de despliegue<text:tab/>4</text:p>
          <text:p text:style-name="P21">Diagrama de clases de diseño<text:tab/>4</text:p>
          <text:p text:style-name="P21">Diccionario de clases de diseño<text:tab/>4</text:p>
          <text:p text:style-name="P21">Diagramas de secuencia<text:tab/>4</text:p>
          <text:p text:style-name="P20">3. Interfaces de usuario<text:tab/>4</text:p>
        </text:index-body>
      </text:table-of-content>
      <text:p text:style-name="P9"><text:span text:style-name="T13">2</text:span><text:span text:style-name="T13">ª</text:span><text:span text:style-name="T13"> Iteración. Fase Análisis y Diseño</text:span></text:p>
      <text:p text:style-name="P14">Documento de Diseño (DD)</text:p>
      <text:h text:style-name="Heading_20_3" text:outline-level="3">1. Determinación de Recursos</text:h>
      <text:p text:style-name="Text_20_body">El trabajo desarrollado ha sido llevado a cabo por el sub-equipo1, formado por los siguientes miembros: </text:p>
      <text:list xml:id="list34428352" text:style-name="L1">
        <text:list-item>
          <text:p text:style-name="P13">Fco. Javier Briones Rodriguez (Encargado)</text:p>
        </text:list-item>
        <text:list-item>
          <text:p text:style-name="P13">Alejandro Mesa Rodriguez</text:p>
        </text:list-item>
        <text:list-item>
          <text:p text:style-name="P13">José Peso Buendia</text:p>
        </text:list-item>
        <text:list-item>
          <text:p text:style-name="P13">Fco. Manuel Abril Barrilado</text:p>
          <text:p text:style-name="P15"/>
        </text:list-item>
      </text:list>
      <text:h text:style-name="P17" text:outline-level="3"/>
      <text:h text:style-name="P18" text:outline-level="3">2. Tareas desarrolladas</text:h>
      <text:h text:style-name="Heading_20_4" text:outline-level="4">Arquitectura del sistema y descomposición en subsistemas</text:h>
      <text:h text:style-name="Heading_20_4" text:outline-level="4">Diagrama de componentes</text:h>
      <text:h text:style-name="P19" text:outline-level="4">Diagrama de despliegue</text:h>
      <text:h text:style-name="P19" text:outline-level="4">Diagrama de clases de diseño</text:h>
      <text:h text:style-name="P19" text:outline-level="4">Diccionario de clases de diseño</text:h>
      <text:h text:style-name="P19" text:outline-level="4">Diagramas de secuencia</text:h>
      <text:h text:style-name="Heading_20_3" text:outline-level="3">3. Interfaces de usu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cm" fo:line-height="130%" fo:text-indent="0.499cm" style:auto-text-indent="false"/>
      <style:text-properties fo:font-size="13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<text:tab/><text:tab/></text:span><text:span text:style-name="MT8">Versión:</text:span><text:span text:style-name="MT7"> 1.0</text:span>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24T14:30:50.93</dc:date>
    <meta:editing-duration>P1DT6H51M3S</meta:editing-duration>
    <meta:editing-cycles>462</meta:editing-cycles>
    <meta:generator>LibreOffice/3.3$Win32 LibreOffice_project/330m19$Build-202</meta:generator>
    <meta:document-statistic meta:table-count="0" meta:image-count="1" meta:object-count="0" meta:page-count="4" meta:paragraph-count="41" meta:word-count="207" meta:character-count="1387"/>
  </office:meta>
</office:document-meta>
</file>